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T2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ny" style:family="paragraph">
      <style:paragraph-properties fo:margin-left="0.4916in">
        <style:tab-stops/>
      </style:paragraph-properties>
    </style:style>
    <style:style style:name="T6" style:parent-style-name="Domyślnaczcionkaakapitu" style:family="text">
      <style:text-properties fo:font-size="12pt" style:font-size-asian="12pt" style:font-size-complex="12pt" fo:language="en" fo:country="US"/>
    </style:style>
    <style:style style:name="T7" style:parent-style-name="Domyślnaczcionkaakapitu" style:family="text">
      <style:text-properties fo:font-size="12pt" style:font-size-asian="12pt" style:font-size-complex="12pt" fo:language="en" fo:country="US"/>
    </style:style>
    <style:style style:name="T8" style:parent-style-name="Domyślnaczcionkaakapitu" style:family="text">
      <style:text-properties fo:font-size="12pt" style:font-size-asian="12pt" style:font-size-complex="12pt" fo:language="en" fo:country="US"/>
    </style:style>
    <style:style style:name="T9" style:parent-style-name="Domyślnaczcionkaakapitu" style:family="text">
      <style:text-properties fo:font-size="12pt" style:font-size-asian="12pt" style:font-size-complex="12pt" fo:language="en" fo:country="US"/>
    </style:style>
    <style:style style:name="T10" style:parent-style-name="Domyślnaczcionkaakapitu" style:family="text">
      <style:text-properties fo:font-size="12pt" style:font-size-asian="12pt" style:font-size-complex="12pt" fo:language="en" fo:country="US"/>
    </style:style>
    <style:style style:name="T11" style:parent-style-name="Domyślnaczcionkaakapitu" style:family="text"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Dokumentacja dla projektu ASP.NET MVC – „Drumkits Store”</text:p>
      <text:p text:style-name="Normalny"><text:span text:style-name="T2">Wymagania do instalacji projektu</text:span><text:span text:style-name="T3">:</text:span><text:span text:style-name="T4"><text:s/></text:span>(wersje?)</text:p>
      <text:p text:style-name="P5"><text:span text:style-name="T6">Visual Studio (</text:span><text:span text:style-name="T7">wraz z<text:s/></text:span><text:span text:style-name="T8">ASP.NET oraz Entity Framework)</text:span><text:span text:style-name="T9"><text:line-break/>SQL Server</text:span><text:span text:style-name="T10"><text:line-break/>SQL Server Management Studio</text:span><text:span text:style-name="T1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 NV</meta:initial-creator>
    <dc:creator>T NV</dc:creator>
    <meta:creation-date>2025-01-14T02:05:00Z</meta:creation-date>
    <dc:date>2025-01-14T02:52:00Z</dc:date>
    <meta:template xlink:href="Normal.dotm" xlink:type="simple"/>
    <meta:editing-cycles>26</meta:editing-cycles>
    <meta:editing-duration>PT1980S</meta:editing-duration>
    <meta:document-statistic meta:page-count="1" meta:paragraph-count="1" meta:word-count="27" meta:character-count="194" meta:row-count="1" meta:non-whitespace-character-count="168"/>
  </office:meta>
</office:document-meta>
</file>